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008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800000" draw:marker-start-width="0.35cm" draw:marker-end-width="0.35cm" draw:fill="none" draw:fill-color="#00800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5" style:family="graphic" style:parent-style-name="standard">
      <style:graphic-properties svg:stroke-width="0.1cm" svg:stroke-color="#000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e6e6e6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e6e6e6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2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color="#94bd5e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color="#008000"/>
    </style:style>
    <style:style style:name="P5" style:family="paragraph">
      <style:paragraph-properties fo:text-align="center"/>
      <style:text-properties fo:color="#800000"/>
    </style:style>
    <style:style style:name="P6" style:family="paragraph">
      <style:paragraph-properties fo:text-align="center"/>
      <style:text-properties fo:color="#000080"/>
    </style:style>
    <style:style style:name="P7" style:family="paragraph">
      <style:text-properties fo:color="#000000"/>
    </style:style>
    <style:style style:name="P8" style:family="paragraph">
      <style:paragraph-properties fo:text-align="center"/>
      <style:text-properties fo:color="#4c4c4c"/>
    </style:style>
    <style:style style:name="P9" style:family="paragraph">
      <style:text-properties fo:color="#cccccc"/>
    </style:style>
    <style:style style:name="T1" style:family="text">
      <style:text-properties fo:color="#94bd5e"/>
    </style:style>
    <style:style style:name="T2" style:family="text">
      <style:text-properties fo:color="#94bd5e" fo:font-size="28pt" style:font-size-asian="28pt" style:font-size-complex="28pt"/>
    </style:style>
    <style:style style:name="T3" style:family="text">
      <style:text-properties fo:color="#94bd5e" fo:font-size="40pt" style:font-size-asian="40pt" style:font-size-complex="40pt"/>
    </style:style>
    <style:style style:name="T4" style:family="text">
      <style:text-properties fo:color="#008000"/>
    </style:style>
    <style:style style:name="T5" style:family="text">
      <style:text-properties fo:color="#800000"/>
    </style:style>
    <style:style style:name="T6" style:family="text">
      <style:text-properties fo:color="#000080"/>
    </style:style>
    <style:style style:name="T7" style:family="text">
      <style:text-properties fo:color="#000000"/>
    </style:style>
    <style:style style:name="T8" style:family="text">
      <style:text-properties fo:color="#4c4c4c"/>
    </style:style>
    <style:style style:name="T9" style:family="text">
      <style:text-properties fo:color="#cccccc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2"><text:span text:style-name="T1">Security, Privacy and Anonymity</text:span><text:span text:style-name="T1"><text:line-break/></text:span><text:span text:style-name="T2">When a Little Information</text:span><text:span text:style-name="T2"><text:line-break/></text:span><text:span text:style-name="T2">Becomes a Dangerous Thing</text:span><text:span text:style-name="T2"><text:line-break/></text:span><text:span text:style-name="T2"><text:line-break/></text:span><text:span text:style-name="T2"><text:line-break/></text:span><text:span text:style-name="T3">Ben Dechrai</text:span><text:span text:style-name="T2"><text:line-break/></text:span><text:span text:style-name="T2">priva.s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2"><text:span text:style-name="T1">How To Ensure All Thre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o Nothing</text:p>
          </draw:text-box>
        </draw:frame>
        <draw:g>
          <draw:custom-shape draw:style-name="gr3" draw:text-style-name="P4" draw:layer="layout" svg:width="9.04cm" svg:height="9.04cm" svg:x="9.483cm" svg:y="4.6cm">
            <text:p text:style-name="P1"><text:span text:style-name="T4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9.04cm" svg:height="9.04cm" svg:x="5.95cm" svg:y="10.549cm">
            <text:p text:style-name="P1"><text:span text:style-name="T5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9.04cm" svg:height="9.04cm" svg:x="13.011cm" svg:y="10.547cm">
            <text:p text:style-name="P1"><text:span text:style-name="T6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7">Vote</text:span></text:p>
          </draw:text-box>
        </draw:frame>
        <draw:g>
          <draw:custom-shape draw:style-name="gr3" draw:text-style-name="P4" draw:layer="layout" svg:width="9.04cm" svg:height="9.04cm" svg:x="9.483cm" svg:y="4.6cm">
            <text:p text:style-name="P1"><text:span text:style-name="T4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9.04cm" svg:height="9.04cm" svg:x="5.95cm" svg:y="10.549cm">
            <text:p text:style-name="P1"><text:span text:style-name="T5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9.04cm" svg:height="9.04cm" svg:x="13.011cm" svg:y="10.547cm">
            <text:p text:style-name="P1"><text:span text:style-name="T8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ry an RFID chip</text:p>
          </draw:text-box>
        </draw:frame>
        <draw:g>
          <draw:custom-shape draw:style-name="gr3" draw:text-style-name="P4" draw:layer="layout" svg:width="9.04cm" svg:height="9.04cm" svg:x="9.483cm" svg:y="4.6cm">
            <text:p text:style-name="P1"><text:span text:style-name="T4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9.04cm" svg:height="9.04cm" svg:x="13.011cm" svg:y="10.547cm">
            <text:p text:style-name="P1"><text:span text:style-name="T6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5.95cm" svg:y="10.549cm">
            <text:p text:style-name="P8"><text:span text:style-name="T8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roduce Your Mum<text:line-break/>by her Full Name</text:p>
          </draw:text-box>
        </draw:frame>
        <draw:g>
          <draw:custom-shape draw:style-name="gr4" draw:text-style-name="P5" draw:layer="layout" svg:width="9.04cm" svg:height="9.04cm" svg:x="5.95cm" svg:y="10.549cm">
            <text:p text:style-name="P1"><text:span text:style-name="T5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9.04cm" svg:height="9.04cm" svg:x="13.011cm" svg:y="10.547cm">
            <text:p text:style-name="P1"><text:span text:style-name="T6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9.04cm" svg:height="9.04cm" svg:x="9.483cm" svg:y="4.6cm">
            <text:p text:style-name="P8"><text:span text:style-name="T8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2"><text:span text:style-name="T1">What About Online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7">Load Web Page</text:span></text:p>
          </draw:text-box>
        </draw:frame>
        <draw:g>
          <draw:custom-shape draw:style-name="gr3" draw:text-style-name="P4" draw:layer="layout" svg:width="9.04cm" svg:height="9.04cm" svg:x="9.483cm" svg:y="4.6cm">
            <text:p text:style-name="P1"><text:span text:style-name="T4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9.04cm" svg:height="9.04cm" svg:x="5.95cm" svg:y="10.549cm">
            <text:p text:style-name="P1"><text:span text:style-name="T5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9.04cm" svg:height="9.04cm" svg:x="13.011cm" svg:y="10.547cm">
            <text:p text:style-name="P1"><text:span text:style-name="T8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oad Web Page via Tor</text:p>
          </draw:text-box>
        </draw:frame>
        <draw:g>
          <draw:custom-shape draw:style-name="gr3" draw:text-style-name="P4" draw:layer="layout" svg:width="9.04cm" svg:height="9.04cm" svg:x="9.483cm" svg:y="4.6cm">
            <text:p text:style-name="P1"><text:span text:style-name="T4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9.04cm" svg:height="9.04cm" svg:x="5.95cm" svg:y="10.549cm">
            <text:p text:style-name="P1"><text:span text:style-name="T5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9.04cm" svg:height="9.04cm" svg:x="13.011cm" svg:y="10.547cm">
            <text:p text:style-name="P1"><text:span text:style-name="T6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7">Log In</text:span></text:p>
          </draw:text-box>
        </draw:frame>
        <draw:g>
          <draw:custom-shape draw:style-name="gr3" draw:text-style-name="P4" draw:layer="layout" svg:width="9.04cm" svg:height="9.04cm" svg:x="9.483cm" svg:y="4.6cm">
            <text:p text:style-name="P1"><text:span text:style-name="T4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9.04cm" svg:height="9.04cm" svg:x="5.95cm" svg:y="10.549cm">
            <text:p text:style-name="P1"><text:span text:style-name="T5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9.04cm" svg:height="9.04cm" svg:x="13.011cm" svg:y="10.547cm">
            <text:p text:style-name="P1"><text:span text:style-name="T8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7">Log In via Tor</text:span></text:p>
          </draw:text-box>
        </draw:frame>
        <draw:g>
          <draw:custom-shape draw:style-name="gr3" draw:text-style-name="P4" draw:layer="layout" svg:width="9.04cm" svg:height="9.04cm" svg:x="9.483cm" svg:y="4.6cm">
            <text:p text:style-name="P1"><text:span text:style-name="T4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9.04cm" svg:height="9.04cm" svg:x="5.95cm" svg:y="10.549cm">
            <text:p text:style-name="P1"><text:span text:style-name="T5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9.04cm" svg:height="9.04cm" svg:x="13.011cm" svg:y="10.547cm">
            <text:p text:style-name="P1"><text:span text:style-name="T8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7">Log In with an</text:span><text:span text:style-name="T7"><text:line-break/></text:span><text:span text:style-name="T7">Anonymous Account</text:span></text:p>
          </draw:text-box>
        </draw:frame>
        <draw:g>
          <draw:custom-shape draw:style-name="gr3" draw:text-style-name="P4" draw:layer="layout" svg:width="9.04cm" svg:height="9.04cm" svg:x="9.483cm" svg:y="4.6cm">
            <text:p text:style-name="P1"><text:span text:style-name="T4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9.04cm" svg:height="9.04cm" svg:x="5.95cm" svg:y="10.549cm">
            <text:p text:style-name="P1"><text:span text:style-name="T5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9.04cm" svg:height="9.04cm" svg:x="13.011cm" svg:y="10.547cm">
            <text:p text:style-name="P1"><text:span text:style-name="T8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Log In with an Anonymous</text:span><text:span text:style-name="T7"><text:line-break/></text:span><text:span text:style-name="T7">Account via Tor</text:span></text:p>
          </draw:text-box>
        </draw:frame>
        <draw:g>
          <draw:custom-shape draw:style-name="gr3" draw:text-style-name="P4" draw:layer="layout" svg:width="9.04cm" svg:height="9.04cm" svg:x="9.483cm" svg:y="4.6cm">
            <text:p text:style-name="P1"><text:span text:style-name="T4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9.04cm" svg:height="9.04cm" svg:x="5.95cm" svg:y="10.549cm">
            <text:p text:style-name="P1"><text:span text:style-name="T5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9.04cm" svg:height="9.04cm" svg:x="13.011cm" svg:y="10.547cm">
            <text:p text:style-name="P1"><text:span text:style-name="T6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7">Log In to Site 2 via Tor</text:span><text:span text:style-name="T7"><text:line-break/></text:span><text:span text:style-name="T7">after logging in to Facebook</text:span></text:p>
          </draw:text-box>
        </draw:frame>
        <draw:g>
          <draw:custom-shape draw:style-name="gr3" draw:text-style-name="P4" draw:layer="layout" svg:width="9.04cm" svg:height="9.04cm" svg:x="9.483cm" svg:y="4.6cm">
            <text:p text:style-name="P1"><text:span text:style-name="T4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9.04cm" svg:height="9.04cm" svg:x="5.95cm" svg:y="10.549cm">
            <text:p text:style-name="P1"><text:span text:style-name="T5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9.04cm" svg:height="9.04cm" svg:x="13.011cm" svg:y="10.547cm">
            <text:p text:style-name="P1"><text:span text:style-name="T8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7">Log In to Site 2 via Tor when you're always logged in to Google</text:span></text:p>
          </draw:text-box>
        </draw:frame>
        <draw:g>
          <draw:custom-shape draw:style-name="gr3" draw:text-style-name="P4" draw:layer="layout" svg:width="9.04cm" svg:height="9.04cm" svg:x="9.483cm" svg:y="4.6cm">
            <text:p text:style-name="P1"><text:span text:style-name="T4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9.04cm" svg:height="9.04cm" svg:x="5.95cm" svg:y="10.549cm">
            <text:p text:style-name="P1"><text:span text:style-name="T5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9.04cm" svg:height="9.04cm" svg:x="13.011cm" svg:y="10.547cm">
            <text:p text:style-name="P1"><text:span text:style-name="T8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heck In to 4 Square</text:p>
          </draw:text-box>
        </draw:frame>
        <draw:g>
          <draw:custom-shape draw:style-name="gr3" draw:text-style-name="P4" draw:layer="layout" svg:width="9.04cm" svg:height="9.04cm" svg:x="9.483cm" svg:y="4.6cm">
            <text:p text:style-name="P1"><text:span text:style-name="T4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9.04cm" svg:height="9.04cm" svg:x="13.011cm" svg:y="10.547cm">
            <text:p text:style-name="P1"><text:span text:style-name="T8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5.95cm" svg:y="10.549cm">
            <text:p text:style-name="P1"><text:span text:style-name="T8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heck In to 4 Square over HTTP</text:p>
          </draw:text-box>
        </draw:frame>
        <draw:g>
          <draw:custom-shape draw:style-name="gr6" draw:text-style-name="P8" draw:layer="layout" svg:width="9.04cm" svg:height="9.04cm" svg:x="13.011cm" svg:y="10.547cm">
            <text:p text:style-name="P1"><text:span text:style-name="T8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9.04cm" svg:height="9.04cm" svg:x="9.483cm" svg:y="4.6cm">
            <text:p text:style-name="P1"><text:span text:style-name="T8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5.95cm" svg:y="10.549cm">
            <text:p text:style-name="P1"><text:span text:style-name="T8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nect to Open WIFI</text:p>
          </draw:text-box>
        </draw:frame>
        <draw:g>
          <draw:custom-shape draw:style-name="gr5" draw:text-style-name="P6" draw:layer="layout" svg:width="9.04cm" svg:height="9.04cm" svg:x="13.011cm" svg:y="10.547cm">
            <text:p text:style-name="P1"><text:span text:style-name="T6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9.04cm" svg:height="9.04cm" svg:x="9.483cm" svg:y="4.6cm">
            <text:p text:style-name="P1"><text:span text:style-name="T8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5.95cm" svg:y="10.549cm">
            <text:p text:style-name="P1"><text:span text:style-name="T8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og in to Webmail<text:line-break/>over HTTP on an Open WIFI</text:p>
          </draw:text-box>
        </draw:frame>
        <draw:g>
          <draw:custom-shape draw:style-name="gr6" draw:text-style-name="P8" draw:layer="layout" svg:width="9.04cm" svg:height="9.04cm" svg:x="9.483cm" svg:y="4.6cm">
            <text:p text:style-name="P1"><text:span text:style-name="T8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5.95cm" svg:y="10.549cm">
            <text:p text:style-name="P1"><text:span text:style-name="T8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9.04cm" svg:height="9.04cm" svg:x="13.011cm" svg:y="10.547cm">
            <text:p text:style-name="P1"><text:span text:style-name="T8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ownload email over IMAP<text:line-break/>on an Open WIFI</text:p>
          </draw:text-box>
        </draw:frame>
        <draw:g>
          <draw:custom-shape draw:style-name="gr6" draw:text-style-name="P8" draw:layer="layout" svg:width="9.04cm" svg:height="9.04cm" svg:x="9.483cm" svg:y="4.6cm">
            <text:p text:style-name="P1"><text:span text:style-name="T8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5.95cm" svg:y="10.549cm">
            <text:p text:style-name="P1"><text:span text:style-name="T8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9.04cm" svg:height="9.04cm" svg:x="13.011cm" svg:y="10.547cm">
            <text:p text:style-name="P1"><text:span text:style-name="T8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Download email over IMAPS</text:span><text:span text:style-name="T7"><text:line-break/></text:span><text:span text:style-name="T7"> via WIFI using WPA auth</text:span></text:p>
          </draw:text-box>
        </draw:frame>
        <draw:g>
          <draw:custom-shape draw:style-name="gr3" draw:text-style-name="P4" draw:layer="layout" svg:width="9.04cm" svg:height="9.04cm" svg:x="9.483cm" svg:y="4.6cm">
            <text:p text:style-name="P1"><text:span text:style-name="T4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9.04cm" svg:height="9.04cm" svg:x="5.95cm" svg:y="10.549cm">
            <text:p text:style-name="P1"><text:span text:style-name="T5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9.04cm" svg:height="9.04cm" svg:x="13.011cm" svg:y="10.547cm">
            <text:p text:style-name="P8"><text:span text:style-name="T8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Download email over IMAPS</text:span><text:span text:style-name="T7"><text:line-break/></text:span><text:span text:style-name="T7"> using Tor via WIFI using WPA auth</text:span></text:p>
          </draw:text-box>
        </draw:frame>
        <draw:g>
          <draw:custom-shape draw:style-name="gr3" draw:text-style-name="P4" draw:layer="layout" svg:width="9.04cm" svg:height="9.04cm" svg:x="9.483cm" svg:y="4.6cm">
            <text:p text:style-name="P1"><text:span text:style-name="T4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9.04cm" svg:height="9.04cm" svg:x="5.95cm" svg:y="10.549cm">
            <text:p text:style-name="P1"><text:span text:style-name="T5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9.04cm" svg:height="9.04cm" svg:x="13.011cm" svg:y="10.547cm">
            <text:p text:style-name="P1"><text:span text:style-name="T6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mitting a Contact Form<text:line-break/>over HTTP</text:p>
          </draw:text-box>
        </draw:frame>
        <draw:g>
          <draw:custom-shape draw:style-name="gr6" draw:text-style-name="P8" draw:layer="layout" svg:width="9.04cm" svg:height="9.04cm" svg:x="9.483cm" svg:y="4.6cm">
            <text:p text:style-name="P1"><text:span text:style-name="T8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5.95cm" svg:y="10.549cm">
            <text:p text:style-name="P1"><text:span text:style-name="T8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9.04cm" svg:height="9.04cm" svg:x="13.011cm" svg:y="10.547cm">
            <text:p text:style-name="P1"><text:span text:style-name="T8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custom-shape draw:style-name="gr8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9">A Little Information</text:span></text:p>
          </draw:text-box>
        </draw:frame>
        <draw:frame presentation:style-name="pr5" draw:text-style-name="P9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 text:style-name="P9"><text:span text:style-name="T9">Becomes a dangerous thing</text:span></text:p>
              </text:list-item>
              <text:list-item>
                <text:p text:style-name="P9"><text:span text:style-name="T9">One small change in usage can have a major impact</text:span></text:p>
              </text:list-item>
              <text:list-item>
                <text:p text:style-name="P9"><text:span text:style-name="T9">Once divulged, it cannot be taken bac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2"><text:span text:style-name="T1">Previous Actions</text:span><text:span text:style-name="T1"><text:line-break/></text:span><text:span text:style-name="T1">and</text:span><text:span text:style-name="T1"><text:line-break/></text:span><text:span text:style-name="T1">Their Consequenc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frame presentation:style-name="pr5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Visit <text:span text:style-name="T4">https://site1.com</text:span></text:p>
                <text:list>
                  <text:list-item>
                    <text:p>G+, Twitter and Facebook images track your visit</text:p>
                  </text:list-item>
                  <text:list-item>
                    <text:p>Your ISP knows <text:span text:style-name="T10">only the IP address</text:span> of the request</text:p>
                  </text:list-item>
                  <text:list-item>
                    <text:p>Site1 knows which city you're in</text:p>
                  </text:list-item>
                </text:list>
              </text:list-item>
              <text:list-item>
                <text:p>Follow link to <text:span text:style-name="T6">http://site2.com</text:span></text:p>
                <text:list>
                  <text:list-item>
                    <text:p>Google Analytics tracks your visit plus site1.com as referrer</text:p>
                  </text:list-item>
                  <text:list-item>
                    <text:p>Your ISP knows <text:span text:style-name="T10">the full URL</text:span> of the request</text:p>
                  </text:list-item>
                  <text:list-item>
                    <text:p>Site2 knows which city you're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cenario (continued)</text:p>
          </draw:text-box>
        </draw:frame>
        <draw:frame presentation:style-name="pr5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Visit <text:span text:style-name="T6">http://site3.com</text:span> in a new tab</text:p>
                <text:list>
                  <text:list-item>
                    <text:p>Twitter image tracks your visit</text:p>
                  </text:list-item>
                  <text:list-item>
                    <text:p>Your ISP knows <text:span text:style-name="T10">the full URL</text:span> of the request</text:p>
                  </text:list-item>
                  <text:list-item>
                    <text:p>Site3 knows which city you're in</text:p>
                  </text:list-item>
                </text:list>
              </text:list-item>
              <text:list-item>
                <text:p>Send a tweet about site3.com</text:p>
                <text:list>
                  <text:list-item>
                    <text:p>Twitter knows which city this was sent from, maybe your GPS coordinates, and that you were on site1 just now</text:p>
                  </text:list-item>
                  <text:list-item>
                    <text:p>Your ISP knows you visited twi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custom-shape draw:style-name="gr8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9">Mitigation Options</text:span></text:p>
          </draw:text-box>
        </draw:frame>
        <draw:frame presentation:style-name="pr5" draw:text-style-name="P9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 text:style-name="P9"><text:span text:style-name="T9">Disable 3rd party tracking, by using plugins such as ghostery;</text:span></text:p>
              </text:list-item>
              <text:list-item>
                <text:p text:style-name="P9"><text:span text:style-name="T9">Stop your browser sending referrer URLs (this may break functionality of some sites);</text:span></text:p>
              </text:list-item>
              <text:list-item>
                <text:p text:style-name="P9"><text:span text:style-name="T9">Connect via VPN, secure proxy or Tor to mask your ISP assigned IP address and stop your ISP from logging your requests; and</text:span></text:p>
              </text:list-item>
              <text:list-item>
                <text:p text:style-name="P9"><text:span text:style-name="T9">Disable your browser's option to send geolocation informati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frame presentation:style-name="pr5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Visit <text:span text:style-name="T4">https://yourbank.com</text:span></text:p>
                <text:list>
                  <text:list-item>
                    <text:p>Your ISP knows you visited your bank's web site</text:p>
                  </text:list-item>
                </text:list>
              </text:list-item>
              <text:list-item>
                <text:p>Open <text:span text:style-name="T4">https://twitter.com</text:span> in a new tab</text:p>
                <text:list>
                  <text:list-item>
                    <text:p>Your ISP knows you visited twitter</text:p>
                  </text:list-item>
                </text:list>
              </text:list-item>
              <text:list-item>
                <text:p>Log in to twitter with your anonymous account</text:p>
                <text:list>
                  <text:list-item>
                    <text:p>Twitter knows you logged in from your current IP</text:p>
                  </text:list-item>
                </text:list>
              </text:list-item>
              <text:list-item>
                <text:p>Turn off your compu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cenario (continued)</text:p>
          </draw:text-box>
        </draw:frame>
        <draw:frame presentation:style-name="pr5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Turn on your computer</text:p>
              </text:list-item>
              <text:list-item>
                <text:p>Start Tor</text:p>
              </text:list-item>
              <text:list-item>
                <text:p>Open <text:span text:style-name="T4">https://twitter.com</text:span> in a new tab</text:p>
                <text:list>
                  <text:list-item>
                    <text:p>Your ISP knows nothing</text:p>
                  </text:list-item>
                </text:list>
              </text:list-item>
              <text:list-item>
                <text:p>Log in to twitter with your anonymous account</text:p>
                <text:list>
                  <text:list-item>
                    <text:p>Twitter knows you logged in from your current IP</text:p>
                  </text:list-item>
                </text:list>
              </text:list-item>
              <text:list-item>
                <text:p>Send an anonymous twe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cenario (continued)</text:p>
          </draw:text-box>
        </draw:frame>
        <draw:frame presentation:style-name="pr5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If the police want to find out who sent that tweet:</text:p>
                <text:list>
                  <text:list-item>
                    <text:p>ask Twitter for logon history for sender of the tweet;</text:p>
                  </text:list-item>
                  <text:list-item>
                    <text:p>ask owners of IP addresses for details of logged on user, and browsing history around time of use of twitter site – find logs of requests to your bank; and</text:p>
                  </text:list-item>
                  <text:list-item>
                    <text:p>ask the bank for details of person who logged on at that t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custom-shape draw:style-name="gr8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9">Mitigation Options</text:span></text:p>
          </draw:text-box>
        </draw:frame>
        <draw:frame presentation:style-name="pr5" draw:text-style-name="P9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 text:style-name="P9"><text:span text:style-name="T9">Use a proxy for only anonymous stuff</text:span></text:p>
                <text:list>
                  <text:list-item>
                    <text:p text:style-name="P9"><text:span text:style-name="T9">Maybe use a separate browser that proxies, while keeping your default browser, not proxied, for non-anonymous activities.</text:span></text:p>
                  </text:list-item>
                </text:list>
              </text:list-item>
              <text:list-item>
                <text:p><text:span text:style-name="T9">If leaking information is a major concern, consider using a separate machine or virtual machine for each use:</text:span></text:p>
                <text:list>
                  <text:list-item>
                    <text:p><text:span text:style-name="T9">One machine for net banking, insecure email, etc</text:span></text:p>
                  </text:list-item>
                  <text:list-item>
                    <text:p><text:span text:style-name="T9">A VM that only connects via Tor for Anonimous communications</text:span></text:p>
                  </text:list-item>
                  <text:list-item>
                    <text:p><text:span text:style-name="T9">A VM with a VPN connection to another country to avoid ISP logging and country censorsh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2"><text:span text:style-name="T1">What Can Developers Do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mon Practice</text:p>
          </draw:text-box>
        </draw:frame>
        <draw:frame presentation:style-name="pr5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Encrypt sensitive information</text:p>
                <text:list>
                  <text:list-item>
                    <text:p>One way encryption for passwords</text:p>
                  </text:list-item>
                  <text:list-item>
                    <text:p>Reversible encryption for financial details</text:p>
                  </text:list-item>
                </text:list>
              </text:list-item>
              <text:list-item>
                <text:p>Don't send sensitive information in the clear</text:p>
                <text:list>
                  <text:list-item>
                    <text:p>Emails should never include passwords</text:p>
                  </text:list-item>
                </text:list>
              </text:list-item>
              <text:list-item>
                <text:p>Password protection</text:p>
                <text:list>
                  <text:list-item>
                    <text:p>Make sure users are authenticated</text:p>
                  </text:list-item>
                  <text:list-item>
                    <text:p>Think twice before offering “remember me” or “autologin” features</text:p>
                  </text:list-item>
                  <text:list-item>
                    <text:p>Auto-logou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ften Overlooked </text:p>
          </draw:text-box>
        </draw:frame>
        <draw:frame presentation:style-name="pr5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Do you need all that information?</text:p>
                <text:list>
                  <text:list-item>
                    <text:p>Gender, location and age or date of birth are irrelevant to most applications</text:p>
                  </text:list-item>
                </text:list>
              </text:list-item>
              <text:list-item>
                <text:p>What do you log?</text:p>
                <text:list>
                  <text:list-item>
                    <text:p>Payments? Transaction IDs? Card numbers?</text:p>
                  </text:list-item>
                  <text:list-item>
                    <text:p>Logins? With passwords?</text:p>
                  </text:list-item>
                  <text:list-item>
                    <text:p>Decrypted messages?</text:p>
                  </text:list-item>
                </text:list>
              </text:list-item>
              <text:list-item>
                <text:p>Irreversible actions require reauthentication</text:p>
                <text:list>
                  <text:list-item>
                    <text:p>Changing email address? Ask for password. Also send confirmation email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ften Ignored</text:p>
          </draw:text-box>
        </draw:frame>
        <draw:frame presentation:style-name="pr5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Access logs</text:p>
                <text:list>
                  <text:list-item>
                    <text:p>Do you need their IP address? Username?</text:p>
                  </text:list-item>
                </text:list>
              </text:list-item>
              <text:list-item>
                <text:p>Backups</text:p>
                <text:list>
                  <text:list-item>
                    <text:p>Do logs need to be backed up? If so, can they be further anonymised or aggregated?</text:p>
                  </text:list-item>
                  <text:list-item>
                    <text:p>Do they need to be plain text? Can Backups be encrypted?</text:p>
                  </text:list-item>
                  <text:list-item>
                    <text:p>Do they need to be easily accessible? Can you have a write only backup location?</text:p>
                  </text:list-item>
                </text:list>
              </text:list-item>
              <text:list-item>
                <text:p>Big changes? Tell the user</text:p>
                <text:list>
                  <text:list-item>
                    <text:p>Email address changed? Notify both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ften Ignored</text:p>
          </draw:text-box>
        </draw:frame>
        <draw:frame presentation:style-name="pr5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Have three levels of authentication:</text:p>
                <text:list>
                  <text:list-item>
                    <text:p>Guest</text:p>
                  </text:list-item>
                  <text:list-item>
                    <text:p>Auto-logged in</text:p>
                  </text:list-item>
                  <text:list-item>
                    <text:p>Recently authenticated</text:p>
                  </text:list-item>
                </text:list>
              </text:list-item>
              <text:list-item>
                <text:p>No Dot Track</text:p>
                <text:list>
                  <text:list-item>
                    <text:p>Fairly new, but do you honour it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ften Ignored</text:p>
          </draw:text-box>
        </draw:frame>
        <draw:frame presentation:style-name="pr5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Password resets</text:p>
                <text:list>
                  <text:list-item>
                    <text:p>Don't allow email addresses to be usernames</text:p>
                  </text:list-item>
                  <text:list-item>
                    <text:p>Make resets based on username lookups</text:p>
                  </text:list-item>
                  <text:list-item>
                    <text:p>Don't email usernames - only links to password reset page</text:p>
                  </text:list-item>
                  <text:list-item>
                    <text:p>Compromised email accounts won't help log in to your syste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ood For Thought</text:p>
          </draw:text-box>
        </draw:frame>
        <draw:frame presentation:style-name="pr5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Detect Tor users</text:p>
                <text:list>
                  <text:list-item>
                    <text:p>Download list of Tor exit nodes. Perform even less logging for these users, who may be expressing an interest in being anonymou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</meta:initial-creator>
    <meta:creation-date>2012-11-18T20:13:15</meta:creation-date>
    <dc:date>2012-11-19T23:03:13</dc:date>
    <dc:creator>ben </dc:creator>
    <meta:editing-duration>PT4H42M33S</meta:editing-duration>
    <meta:editing-cycles>7</meta:editing-cycles>
    <meta:generator>LibreOffice/3.5$Linux_x86 LibreOffice_project/350m1$Build-2</meta:generator>
    <meta:document-statistic meta:object-count="240"/>
  </office:meta>
</office:document-meta>
</file>